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a2d" officeooo:paragraph-rsid="00101a2d"/>
    </style:style>
    <style:style style:name="P2" style:family="paragraph" style:parent-style-name="Standard">
      <style:text-properties officeooo:rsid="00101a2d" officeooo:paragraph-rsid="00140241"/>
    </style:style>
    <style:style style:name="P3" style:family="paragraph" style:parent-style-name="Standard">
      <style:text-properties officeooo:rsid="00101a2d" officeooo:paragraph-rsid="0014de43"/>
    </style:style>
    <style:style style:name="P4" style:family="paragraph" style:parent-style-name="Standard">
      <style:text-properties officeooo:rsid="00101a2d" officeooo:paragraph-rsid="0018c8fa"/>
    </style:style>
    <style:style style:name="P5" style:family="paragraph" style:parent-style-name="Standard">
      <style:text-properties officeooo:rsid="00101a2d" officeooo:paragraph-rsid="001a3e56"/>
    </style:style>
    <style:style style:name="P6" style:family="paragraph" style:parent-style-name="Standard">
      <style:text-properties officeooo:rsid="00101a2d" officeooo:paragraph-rsid="0020fcf0"/>
    </style:style>
    <style:style style:name="P7" style:family="paragraph" style:parent-style-name="Standard">
      <style:text-properties officeooo:rsid="00101a2d" officeooo:paragraph-rsid="0021f58c"/>
    </style:style>
    <style:style style:name="P8" style:family="paragraph" style:parent-style-name="Standard">
      <style:text-properties officeooo:rsid="00101a2d" officeooo:paragraph-rsid="00261d53"/>
    </style:style>
    <style:style style:name="P9" style:family="paragraph" style:parent-style-name="Standard">
      <style:text-properties style:text-line-through-style="solid" style:text-line-through-type="single" officeooo:rsid="00101a2d" officeooo:paragraph-rsid="00101a2d"/>
    </style:style>
    <style:style style:name="P10" style:family="paragraph" style:parent-style-name="Standard">
      <style:text-properties style:text-line-through-style="solid" style:text-line-through-type="single" officeooo:rsid="00101a2d" officeooo:paragraph-rsid="00140241"/>
    </style:style>
    <style:style style:name="P11" style:family="paragraph" style:parent-style-name="Standard">
      <style:text-properties style:text-line-through-style="solid" style:text-line-through-type="single" officeooo:rsid="00101a2d" officeooo:paragraph-rsid="001ade66"/>
    </style:style>
    <style:style style:name="P12" style:family="paragraph" style:parent-style-name="Standard">
      <style:text-properties style:text-line-through-style="solid" style:text-line-through-type="single" officeooo:rsid="00101a2d" officeooo:paragraph-rsid="001eb054"/>
    </style:style>
    <style:style style:name="P13" style:family="paragraph" style:parent-style-name="Standard">
      <style:text-properties style:text-line-through-style="solid" style:text-line-through-type="single" officeooo:rsid="00101a2d" officeooo:paragraph-rsid="0021f58c"/>
    </style:style>
    <style:style style:name="P14" style:family="paragraph" style:parent-style-name="Standard">
      <style:text-properties fo:color="#0000ff" officeooo:rsid="00101a2d" officeooo:paragraph-rsid="00101a2d"/>
    </style:style>
    <style:style style:name="P15" style:family="paragraph" style:parent-style-name="Standard">
      <style:text-properties officeooo:paragraph-rsid="00140241"/>
    </style:style>
    <style:style style:name="P16" style:family="paragraph" style:parent-style-name="Standard">
      <style:text-properties officeooo:rsid="0014de43" officeooo:paragraph-rsid="0014de43"/>
    </style:style>
    <style:style style:name="P17" style:family="paragraph" style:parent-style-name="Standard">
      <style:text-properties officeooo:rsid="00162306" officeooo:paragraph-rsid="00162306"/>
    </style:style>
    <style:style style:name="P18" style:family="paragraph" style:parent-style-name="Standard">
      <style:text-properties officeooo:rsid="0016e6e2" officeooo:paragraph-rsid="0016e6e2"/>
    </style:style>
    <style:style style:name="P19" style:family="paragraph" style:parent-style-name="Standard">
      <style:text-properties officeooo:rsid="00181131" officeooo:paragraph-rsid="00181131"/>
    </style:style>
    <style:style style:name="P20" style:family="paragraph" style:parent-style-name="Standard">
      <style:text-properties officeooo:rsid="001e4a53" officeooo:paragraph-rsid="001e4a53"/>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01a2d"/>
    </style:style>
    <style:style style:name="T3" style:family="text">
      <style:text-properties style:text-line-through-style="solid" style:text-line-through-type="single" style:text-underline-style="none"/>
    </style:style>
    <style:style style:name="T4" style:family="text">
      <style:text-properties style:text-line-through-style="solid" style:text-line-through-type="single" officeooo:rsid="001eb054"/>
    </style:style>
    <style:style style:name="T5" style:family="text">
      <style:text-properties fo:color="#0000ff" fo:font-size="15pt" style:font-size-asian="15pt" style:font-size-complex="15pt"/>
    </style:style>
    <style:style style:name="T6" style:family="text">
      <style:text-properties fo:color="#0000ff" fo:font-size="15pt" officeooo:rsid="00140241" style:font-size-asian="15pt" style:font-size-complex="15pt"/>
    </style:style>
    <style:style style:name="T7" style:family="text">
      <style:text-properties fo:color="#0000ff" fo:font-size="15pt" style:text-underline-style="none" style:font-size-asian="15pt" style:font-size-complex="15pt"/>
    </style:style>
    <style:style style:name="T8" style:family="text">
      <style:text-properties fo:color="#0000ff" fo:font-size="15pt" style:text-underline-style="none" officeooo:rsid="00140241" style:font-size-asian="15pt" style:font-size-complex="15pt"/>
    </style:style>
    <style:style style:name="T9" style:family="text">
      <style:text-properties fo:color="#0000ff" style:text-line-through-style="solid" style:text-line-through-type="single" fo:font-size="15pt" style:font-size-asian="15pt" style:font-size-complex="15pt"/>
    </style:style>
    <style:style style:name="T10" style:family="text">
      <style:text-properties fo:color="#0000ff" style:text-line-through-style="solid" style:text-line-through-type="single" fo:font-size="15pt" officeooo:rsid="00140241" style:font-size-asian="15pt" style:font-size-complex="15pt"/>
    </style:style>
    <style:style style:name="T11" style:family="text">
      <style:text-properties fo:color="#0000ff" style:text-line-through-style="solid" style:text-line-through-type="single" fo:font-size="15pt" officeooo:rsid="00101a2d" style:font-size-asian="15pt" style:font-size-complex="15pt"/>
    </style:style>
    <style:style style:name="T12" style:family="text">
      <style:text-properties fo:color="#0000ff" style:text-line-through-style="solid" style:text-line-through-type="single" fo:font-size="15pt" style:text-underline-style="none" style:font-size-asian="15pt" style:font-size-complex="15pt"/>
    </style:style>
    <style:style style:name="T13" style:family="text">
      <style:text-properties fo:color="#0000ff" style:text-line-through-style="solid" style:text-line-through-type="single" fo:font-size="15pt" style:text-underline-style="none" officeooo:rsid="00140241"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If description enabled then only show description field. And make it bit more bigger</text:span><text:span text:style-name="T10">=&gt; </text:span><text:span text:style-name="T11">DONE</text:span></text:p>
      <text:p text:style-name="P2"><text:s/><text:span text:style-name="T1">Also the types on left should have hover effect </text:span><text:span text:style-name="T10">=&gt; </text:span><text:span text:style-name="T9">DONE</text:span></text:p>
      <text:p text:style-name="P9"><text:s/>Also the image or video ' +' on right is not that clear. (For media of a qn)</text:p>
      <text:p text:style-name="P10">Otherwise looks good I think<text:span text:style-name="T6">=&gt; </text:span><text:span text:style-name="T5">DONE</text:span></text:p>
      <text:p text:style-name="P10">Also qn text has Bold italic etc text editor<text:span text:style-name="T6">=&gt; </text:span><text:span text:style-name="T5">DONE</text:span></text:p>
      <text:p text:style-name="P5"><text:span text:style-name="T3">[12:49 PM, 11/13/2017] Rakesh Vallil: Also add icon of qn type to questions panel <text:s/>on left</text:span><text:span text:style-name="T13">=&gt; </text:span><text:span text:style-name="T12">DONE</text:span></text:p>
      <text:p text:style-name="P11">Default for non correct answer <text:s/>should be unticked like above <text:span text:style-name="T8">=&gt; </text:span><text:span text:style-name="T7">DONE</text:span></text:p>
      <text:p text:style-name="P11"/>
      <text:p text:style-name="P11">what i told earlier is. grey color tick is confusing for non correct answer. just leave it blank like in teachable example above<text:span text:style-name="T8">=&gt; </text:span><text:span text:style-name="T7">DONE</text:span></text:p>
      <text:p text:style-name="P9">[12:45 PM, 11/13/2017] Rakesh Vallil: Actually no need for tab. Just make sure it expands when you click any menu icons on righyv</text:p>
      <text:p text:style-name="P1"><text:span text:style-name="T1">[12:46 PM, 11/13/2017] Rakesh Vallil: So what u did is good enough we like it</text:span></text:p>
      <text:p text:style-name="P12">[2:03 PM, 11/13/2017] Rakesh Vallil: Multi Choice Answers-&gt; Multiple Response. Standard Choice-&gt; Single Response</text:p>
      <text:p text:style-name="P12">[2:03 PM, 11/13/2017] Rakesh Vallil: change text to above<text:span text:style-name="T8">=&gt; </text:span><text:span text:style-name="T7">DONE</text:span></text:p>
      <text:p text:style-name="P1"><text:span text:style-name="T1">this can be any direct video URL., so we can put 'Video URL' here. so can be youtube, vimeo etc url</text:span></text:p>
      <text:p text:style-name="P12"><text:span text:style-name="T8">=&gt; </text:span><text:span text:style-name="T7">DONE</text:span></text:p>
      <text:p text:style-name="P13">[4:15 PM, 11/13/2017] Rakesh Vallil: and remove all the icons on the right<text:span text:style-name="T8">=&gt; </text:span><text:span text:style-name="T7">DONE</text:span></text:p>
      <text:p text:style-name="P13">[11:53 PM, 11/13/2017] Rakesh Vallil: Also Bold and italic button looks 1-1 copy of typeform</text:p>
      <text:p text:style-name="P13">[11:53 PM, 11/13/2017] Rakesh Vallil: Maybbe instead we can give like a very very basic editor insteas</text:p>
      <text:p text:style-name="P13">[11:53 PM, 11/13/2017] Rakesh Vallil: Instead</text:p>
      <text:p text:style-name="P13">[11:54 PM, 11/13/2017] Rakesh Vallil: Bold italic underline etc shown when they start editing</text:p>
      <text:p text:style-name="P13">[11:54 PM, 11/13/2017] Rakesh Vallil: Very very lightweight text editor<text:span text:style-name="T8">=&gt; </text:span><text:span text:style-name="T7">DONE</text:span></text:p>
      <text:p text:style-name="P7"/>
      <text:p text:style-name="P7"/>
      <text:p text:style-name="P8">[12:39 AM, 11/14/2017] Rakesh Vallil: Btw we also need some kind of animation to show selected answer bit like typeform (maybbe slightly differ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1"><text:soft-page-break/></text:p>
      <text:p text:style-name="P14">[4:14 PM, 11/13/2017] Rakesh Vallil: in tab menu settings icon will bring ur old popup</text:p>
      <text:p text:style-name="P14">[4:15 PM, 11/13/2017] Rakesh Vallil: we can pronbably make the popup bit more wider may <text:s/>be</text:p>
      <text:p text:style-name="P14">[4:30 PM, 11/13/2017] Rakesh Vallil: so for now ignore what i said</text:p>
      <text:p text:style-name="P14">[4:30 PM, 11/13/2017] Rakesh Vallil: above</text:p>
      <text:p text:style-name="P1"><text:s/></text:p>
      <text:p text:style-name="P1"><text:s text:c="2"/></text:p>
      <text:p text:style-name="P1">[12:13 AM, 11/14/2017] Rakesh Vallil: But only show menus when they start editing</text:p>
      <text:p text:style-name="P1"><text:s/></text:p>
      <text:p text:style-name="P1"/>
      <text:p text:style-name="P1"/>
      <text:p text:style-name="P1">Bit different to riddle where it shows always. show menu only when they start editing.</text:p>
      <text:p text:style-name="P1"/>
      <text:p text:style-name="P1">Do we use angularjs or angularjs 2?</text:p>
      <text:p text:style-name="P1"/>
      <text:p text:style-name="P1">[12:49 AM, 11/14/2017] Rakesh Vallil: Fine I don't have any issue</text:p>
      <text:p text:style-name="P1">[12:49 AM, 11/14/2017] Rakesh Vallil: Just asked</text:p>
      <text:p text:style-name="P1">[12:49 AM, 11/14/2017] Rakesh Vallil: Used whatever best</text:p>
      <text:p text:style-name="P1">[12:49 AM, 11/14/2017] Rakesh Vallil: And what u comfortable</text:p>
      <text:p text:style-name="P1"/>
      <text:p text:style-name="P1">[4:31 PM, 11/14/2017] Rakesh Vallil: Btw seeing less hours on Upwork. U busy?</text:p>
      <text:p text:style-name="P1">[4:31 PM, 11/14/2017] Rakesh Vallil: Yesterday and today I mean</text:p>
      <text:p text:style-name="P1"/>
      <text:p text:style-name="P1"/>
      <text:p text:style-name="P1"/>
      <text:p text:style-name="P1"/>
      <text:p text:style-name="P1">Ah.sorted?</text:p>
      <text:p text:style-name="P1"/>
      <text:p text:style-name="P1"/>
      <text:p text:style-name="P1">Ok</text:p>
      <text:p text:style-name="P1"/>
      <text:p text:style-name="P1"/>
      <text:p text:style-name="P1">[6:50 PM, 11/14/2017] Rakesh Vallil: The background is grey and it actually looked ticked</text:p>
      <text:p text:style-name="P1">[6:50 PM, 11/14/2017] Rakesh Vallil: The one that's not ticked should look like a 'hole' and not a grey tick</text:p>
      <text:p text:style-name="P1"/>
      <text:p text:style-name="P1"/>
      <text:p text:style-name="P1"/>
      <text:p text:style-name="P1"/>
      <text:p text:style-name="P1">[7:06 PM, 11/14/2017] Rakesh Vallil: No</text:p>
      <text:p text:style-name="P1">[7:06 PM, 11/14/2017] Rakesh Vallil: Why there's a tick inside</text:p>
      <text:p text:style-name="P1">[7:06 PM, 11/14/2017] Rakesh Vallil: In first place r</text:p>
      <text:p text:style-name="P1">[7:06 PM, 11/14/2017] Rakesh Vallil: There should not be a tick at all for default non ticked case</text:p>
      <text:p text:style-name="P1">[7:07 PM, 11/14/2017] Rakesh Vallil: And selection should be a blue tick default color</text:p>
      <text:p text:style-name="P1"/>
      <text:p text:style-name="P1"/>
      <text:p text:style-name="P1"/>
      <text:p text:style-name="P1"/>
      <text:p text:style-name="P1"/>
      <text:p text:style-name="P1">Circle style is good. just make default unticked</text:p>
      <text:p text:style-name="P1"><text:soft-page-break/></text:p>
      <text:p text:style-name="P1"/>
      <text:p text:style-name="P1"/>
      <text:p text:style-name="P1"/>
      <text:p text:style-name="P1">[8:36 PM, 11/14/2017] Rakesh Vallil: Like above</text:p>
      <text:p text:style-name="P1">[8:36 PM, 11/14/2017] Rakesh Vallil: Bit like above I mean</text:p>
      <text:p text:style-name="P1"/>
      <text:p text:style-name="P1"/>
      <text:p text:style-name="P1"/>
      <text:p text:style-name="P1"/>
      <text:p text:style-name="P1"/>
      <text:p text:style-name="P1">Yes and selected one as blue not orange</text:p>
      <text:p text:style-name="P1"/>
      <text:p text:style-name="P1"/>
      <text:p text:style-name="P1"/>
      <text:p text:style-name="P1"/>
      <text:p text:style-name="P1">[10:30 PM, 11/14/2017] Rakesh Vallil: No</text:p>
      <text:p text:style-name="P1">[10:30 PM, 11/14/2017] Rakesh Vallil: I like the above</text:p>
      <text:p text:style-name="P1">[10:30 PM, 11/14/2017] Rakesh Vallil: By default it should be collapsed mode like above</text:p>
      <text:p text:style-name="P1"/>
      <text:p text:style-name="P1"/>
      <text:p text:style-name="P1"/>
      <text:p text:style-name="P1">Also may be have an X to close the settings popup</text:p>
      <text:p text:style-name="P1"/>
      <text:p text:style-name="P1"/>
      <text:p text:style-name="P1">And clicking outside of that panel also should close</text:p>
      <text:p text:style-name="P1"/>
      <text:p text:style-name="P1"/>
      <text:p text:style-name="P1"/>
      <text:p text:style-name="P1">Btw How to add a new qn is not very clear.</text:p>
      <text:p text:style-name="P1"/>
      <text:p text:style-name="P1"/>
      <text:p text:style-name="P1"/>
      <text:p text:style-name="P1"/>
      <text:p text:style-name="P1">[10:40 PM, 11/14/2017] Rakesh Vallil: Oh. ok.</text:p>
      <text:p text:style-name="P1">[10:42 PM, 11/14/2017] Rakesh Vallil: Which proto ?</text:p>
      <text:p text:style-name="P1">[10:42 PM, 11/14/2017] Rakesh Vallil: Which ppt</text:p>
      <text:p text:style-name="P1"/>
      <text:p text:style-name="P1"/>
      <text:p text:style-name="P1"/>
      <text:p text:style-name="P1">also if we have more qns the drop area will go down and may be bit hidden</text:p>
      <text:p text:style-name="P1"/>
      <text:p text:style-name="P1"/>
      <text:p text:style-name="P1">Ok we can check and refine later</text:p>
      <text:p text:style-name="P1"/>
      <text:p text:style-name="P1"/>
      <text:p text:style-name="P1"/>
      <text:p text:style-name="P1">image video do like typeform</text:p>
      <text:p text:style-name="P1"/>
      <text:p text:style-name="P1"/>
      <text:p text:style-name="P1"><text:soft-page-break/></text:p>
      <text:p text:style-name="P1"/>
      <text:p text:style-name="P1">so that panel is shown only when its turned on.</text:p>
      <text:p text:style-name="P1"/>
      <text:p text:style-name="P1">May be change style of these to off on?</text:p>
      <text:p text:style-name="P1"/>
      <text:p text:style-name="P3">(later: And may be once 'save changes' done we can probably show preview itself on right and click edit to change to editor mode? May be or may be not. Just some thing to try out if it makes it easier )</text:p>
      <text:p text:style-name="P3"/>
      <text:p text:style-name="P3"/>
      <text:p text:style-name="P16">Also do we need question numbers on left</text:p>
      <text:p text:style-name="P16"/>
      <text:p text:style-name="P16"/>
      <text:p text:style-name="P16"/>
      <text:p text:style-name="P17">[12:26 PM, 11/15/2017] Rakesh Vallil: Wondering we need above in settings</text:p>
      <text:p text:style-name="P17">[12:26 PM, 11/15/2017] Rakesh Vallil: I know we have right and wrong answer text</text:p>
      <text:p text:style-name="P17">[12:27 PM, 11/15/2017] ‪‪‎+‎٩‎٦‎٦‎ ‎٥‎٤‎ ‎٢‎٩‎٠‎ ‎٨‎٥‎٠‎٥‬‬: link</text:p>
      <text:p text:style-name="P17">[12:27 PM, 11/15/2017] Rakesh Vallil: But good to have a welcome screen and auto redirect to an URL option</text:p>
      <text:p text:style-name="P17">[12:27 PM, 11/15/2017] Rakesh Vallil: https://app.surveyanyplace.com/editor/view/45198/#/survey/questions</text:p>
      <text:p text:style-name="P17">[12:28 PM, 11/15/2017] Rakesh Vallil: I am just referring some refinements to settings popup</text:p>
      <text:p text:style-name="P17">[12:28 PM, 11/15/2017] Rakesh Vallil: Put it in list we can look at end</text:p>
      <text:p text:style-name="P17"/>
      <text:p text:style-name="P17"/>
      <text:p text:style-name="P18">Typeform also has welcome screen and thank you screen</text:p>
      <text:p text:style-name="P18"/>
      <text:p text:style-name="P18"/>
      <text:p text:style-name="P19">[12:32 PM, 11/15/2017] Rakesh Vallil: And optional redirect URL or /and button option <text:s/>to go to another link</text:p>
      <text:p text:style-name="P19">[12:33 PM, 11/15/2017] Rakesh Vallil: Yes let's first focus on basic functionality</text:p>
      <text:p text:style-name="P19">[12:33 PM, 11/15/2017] Rakesh Vallil: We can add these refinements at end</text:p>
      <text:p text:style-name="P19"/>
      <text:p text:style-name="P19"/>
      <text:p text:style-name="P4">Also move create survey menu panel. And add it above in top menu for now <text:s/>. Then easier to check only the quiz part</text:p>
      <text:p text:style-name="P4"/>
      <text:p text:style-name="P4"/>
      <text:p text:style-name="P5"/>
      <text:p text:style-name="P5"/>
      <text:p text:style-name="P5">Yes but left side only shows qn. He <text:s/>can't preview that qn answer embed unless he previews whole quiz and goes to that slide right</text:p>
      <text:p text:style-name="P5"/>
      <text:p text:style-name="P5">Little bit like preview u see in typeform.</text:p>
      <text:p text:style-name="P5"/>
      <text:p text:style-name="P5">Right side editor mode becomes preview mode for that slide once they hit save button. And when they edit button it will go back to editor mode</text:p>
      <text:p text:style-name="P5"/>
      <text:p text:style-name="P5">[12:23 PM, 11/12/2017] Rakesh Vallil: So it will be very useful as not confusing</text:p>
      <text:p text:style-name="P5"><text:soft-page-break/>[12:23 PM, 11/12/2017] Rakesh Vallil: If they just want to check each slide</text:p>
      <text:p text:style-name="P5">[12:24 PM, 11/12/2017] Rakesh Vallil: And see editor mode only when they <text:s/>click edit mode or so</text:p>
      <text:p text:style-name="P5">[12:24 PM, 11/12/2017] Rakesh Vallil: Makes sense ?</text:p>
      <text:p text:style-name="P5">[12:25 PM, 11/12/2017] Rakesh Vallil: We can do this at the end but will be good thing for creator</text:p>
      <text:p text:style-name="P5"/>
      <text:p text:style-name="P5"/>
      <text:p text:style-name="P5"/>
      <text:p text:style-name="P5">So for each slide they don't need special preview . Of course preview quiz can preview the whole quiz that's ok. here we are talking about each slide level preview</text:p>
      <text:p text:style-name="P5"/>
      <text:p text:style-name="P5"/>
      <text:p text:style-name="P5"/>
      <text:p text:style-name="P5">[11:02 PM, 11/12/2017] Rakesh Vallil: At first I didn't realize what it was</text:p>
      <text:p text:style-name="P5">[11:02 PM, 11/12/2017] Rakesh Vallil: Then understood as it was settings</text:p>
      <text:p text:style-name="P5"/>
      <text:p text:style-name="P5"/>
      <text:p text:style-name="P5"/>
      <text:p text:style-name="P20">[12:36 PM, 11/15/2017] Rakesh Vallil: These should go to welcome screen and thank you page sections in settings popup</text:p>
      <text:p text:style-name="P20">[12:38 PM, 11/15/2017] Rakesh Vallil: Yes exactly</text:p>
      <text:p text:style-name="P20">[12:38 PM, 11/15/2017] Rakesh Vallil: Same thing my developer also says about mongo</text:p>
      <text:p text:style-name="P20"/>
      <text:p text:style-name="P6">can we have multi response &amp; single response question type, <text:s/>then we can show multi response option only for image/media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3:34.546008845</meta:creation-date>
    <dc:date>2017-11-15T13:21:58.715604012</dc:date>
    <meta:editing-duration>PT57M33S</meta:editing-duration>
    <meta:editing-cycles>18</meta:editing-cycles>
    <meta:generator>LibreOffice/5.3.1.2$Linux_X86_64 LibreOffice_project/30m0$Build-2</meta:generator>
    <meta:document-statistic meta:table-count="0" meta:image-count="0" meta:object-count="0" meta:page-count="5" meta:paragraph-count="94" meta:word-count="1161" meta:character-count="6687" meta:non-whitespace-character-count="5610"/>
  </office:meta>
</office:document-meta>
</file>